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During the recent sessions, I encountered a persistent problem that explains the absence of session reports on this subject. My code was working correctly, and my shell was connecting to the simulator; however, the car remained stationary. I attempted to resolve this difficulty at each session, seeking help from the professors, but to no avail.</text:p>
      <text:p text:style-name="Normal">On the verge of giving up, I finally shared my problem with a friend, an engineer and expert in artificial intelligence, during the last session. After examining my code and finding it free of defects, he identified the simulator as the cause of the issue, as it was not transmitting the car's data to the shell, thus preventing its control. Following his advice, I downloaded a specific version of the simulator, which resolved the problem.</text:p>
      <text:p text:style-name="Normal">I was delighted to find that my AI was finally working, although it was a bit late to test it on our vehicle and synchronize it with the sensors already in place by my colleague Anas DERKAOUI. I am aware that I still have work to do to connect the AI to the sensors and harmonize them, but the largest part of the task is completed. Developing a neural network without any foundation in AI and learning everything by myself was challenging but not insurmountable. Below, you will find the links to view the simulation on the simulator.</text:p>
      <text:p text:style-name="Normal">It is worth noting that this type of AI is usually accompanied by complex mathematical codes for real vehicles, such as Teslas, as the neural network I developed will never be able to guide the car at high speeds. Thus, this neural network serves to assist this mathematical code in critical situations.</text:p>
      <text:p text:style-name="Normal">I initially tested the code at a speed of 50 km/h (31 mph), but the car quickly deviated, as the code could not keep up with the vehicle's speed. However, by reducing the speed to 10 km/h (6 mph), the car behaved well on the road.</text:p>
      <text:p text:style-name="Normal">Here is the link to observe the car's behavior at 50 km/h :</text:p>
      <text:p text:style-name="Normal"/>
      <text:p text:style-name="Normal">And the link to see the car's behavior at 10 km/h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yrine</meta:initial-creator>
    <dc:creator>Syrine</dc:creator>
    <meta:creation-date>2023-05-06T22:28:00Z</meta:creation-date>
    <dc:date>2023-05-06T23:06:00Z</dc:date>
    <meta:template xlink:href="Normal" xlink:type="simple"/>
    <meta:editing-cycles>2</meta:editing-cycles>
    <meta:editing-duration>PT0S</meta:editing-duration>
    <meta:document-statistic meta:page-count="1" meta:paragraph-count="3" meta:word-count="303" meta:character-count="1970" meta:row-count="13" meta:non-whitespace-character-count="1670"/>
  </office:meta>
</office:document-meta>
</file>